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6b6400" style:text-underline-style="none"/>
    </style:style>
    <style:style style:name="P2" style:family="paragraph" style:parent-style-name="Subtitle">
      <style:text-properties style:text-underline-style="solid" style:text-underline-width="auto" style:text-underline-color="font-color" officeooo:rsid="0015de08" officeooo:paragraph-rsid="0015de08"/>
    </style:style>
    <style:style style:name="P3" style:family="paragraph" style:parent-style-name="Text_20_body" style:list-style-name="Numbering_20_1"/>
    <style:style style:name="P4" style:family="paragraph" style:parent-style-name="Text_20_body" style:list-style-name="Numbering_20_1">
      <style:text-properties officeooo:rsid="00173a1c" officeooo:paragraph-rsid="00173a1c"/>
    </style:style>
    <style:style style:name="P5" style:family="paragraph" style:parent-style-name="Heading_20_2">
      <style:text-properties officeooo:rsid="0015de08" officeooo:paragraph-rsid="0015de08"/>
    </style:style>
    <style:style style:name="T1" style:family="text">
      <style:text-properties officeooo:rsid="0016b1c6"/>
    </style:style>
    <style:style style:name="T2" style:family="text">
      <style:text-properties officeooo:rsid="00173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ys Hostel Software </text:p>
      <text:p text:style-name="P2">Development Record</text:p>
      <text:h text:style-name="P5" text:outline-level="2">develo<text:span text:style-name="T1">p</text:span>ment V 1:</text:h>
      <text:list xml:id="list2983997288" text:style-name="Numbering_20_1">
        <text:list-item>
          <text:p text:style-name="P3"><text:span text:style-name="T2">Base design of the server</text:span></text:p>
        </text:list-item>
        <text:list-item>
          <text:p text:style-name="P4">added logIn page</text:p>
        </text:list-item>
        <text:list-item>
          <text:p text:style-name="P4">added admin page</text:p>
        </text:list-item>
        <text:list-item>
          <text:p text:style-name="P4">added signUP page</text:p>
        </text:list-item>
        <text:list-item>
          <text:p text:style-name="P4">added dashboard <text:s/>for individual users which needs to be enhanced</text:p>
        </text:list-item>
        <text:list-item>
          <text:p text:style-name="P4">added error handling and reporting when any user enters an invalid registration number which is not in the mongodb record.</text:p>
        </text:list-item>
        <text:list-item>
          <text:p text:style-name="P4">Added counter page which would be used for entering the eating record of the user including the date and time.</text:p>
        </text:list-item>
        <text:list-item>
          <text:p text:style-name="P4">Added use of EJS to interact with server and shw the values sent by the server.</text:p>
        </text:list-item>
      </text:list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12:51.876449824</meta:creation-date>
    <dc:date>2018-02-05T15:05:15.118155447</dc:date>
    <meta:editing-duration>PT15M45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12" meta:word-count="96" meta:character-count="521" meta:non-whitespace-character-count="441"/>
  </office:meta>
</office:document-meta>
</file>